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1.43cm" svg:x="1.031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1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Configuration</text:p>
          </draw:text-box>
        </draw:frame>
        <draw:frame presentation:style-name="pr12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.ini file</text:span></text:p>
                      </text:list-item>
                      <text:list-item>
                        <text:p text:style-name="P7"><text:span text:style-name="T5">Gtk-based UI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28:56</dc:date>
    <meta:print-date>1998-09-04T10:04:32</meta:print-date>
    <meta:editing-cycles>169</meta:editing-cycles>
    <meta:editing-duration>PT11H12M35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